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language="en" fo:country="US" style:font-size-asian="12pt" style:font-size-complex="12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13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14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style:font-name="ArialMT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1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12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13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4" style:family="text">
      <style:text-properties style:use-window-font-color="true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5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6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7" style:family="text">
      <style:text-properties fo:font-size="8pt" style:font-size-asian="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82425280" text:id="ct82425280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76080912" text:id="ct7608091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75014576" text:id="ct7501457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75014768" text:id="ct7501476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77134048" text:id="ct7713404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64707344" text:id="ct64707344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82425280"/><text:change-start text:change-id="ct76080912"/>Adopt<text:change-end text:change-id="ct76080912"/>ed<text:change-start text:change-id="ct75014576"/> as a <text:change-end text:change-id="ct75014576"/>NMRA <text:change-start text:change-id="ct75014768"/>Standard<text:change-end text:change-id="ct75014768"/></text:h>
      </text:section>
      <text:p text:style-name="Standard">The OpenLCB Standard document appended to this cover sheet has been formally adopted as a NMRA Standard by the NMRA Board of Directors on the date shown in the <text:span text:style-name="T21">Adopted</text:span> column in the <text:span text:style-name="T20">Version History</text:span> table below.</text:p>
      <text:h text:style-name="Heading_20_1" text:outline-level="1"><text:change text:change-id="ct77134048"/><text:change-start text:change-id="ct64707344"/>Version History<text:change-end text:change-id="ct64707344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0:31:47.828442659" text:date-adjust="PT1440H00M00S">Apr 18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Event Transport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3.1-TN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6</meta:editing-cycles>
    <meta:editing-duration>PT19H53M8S</meta:editing-duration>
    <meta:generator>LibreOffice/4.2.7.2$Linux_X86_64 LibreOffice_project/420m0$Build-2</meta:generator>
    <dc:date>2015-02-17T20:31:47.737103431</dc:date>
    <dc:creator>Balazs Racz</dc:creator>
    <meta:printed-by>Bob Jacobsen</meta:printed-by>
    <meta:print-date>2010-09-15T08:46:04</meta:print-date>
    <meta:document-statistic meta:table-count="2" meta:image-count="0" meta:object-count="0" meta:page-count="1" meta:paragraph-count="14" meta:word-count="76" meta:character-count="456" meta:non-whitespace-character-count="387"/>
  </office:meta>
</office:document-meta>
</file>